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rnard Stanek – Fought at Normandy – From East Coast of USA</text:p>
      <text:p text:style-name="Standard"/>
      <text:p text:style-name="Standard"/>
      <text:p text:style-name="Standard">Transicription</text:p>
      <text:p text:style-name="Standard"/>
      <text:p text:style-name="Standard">Terry S.: Good Afternoon Sir.</text:p>
      <text:p text:style-name="Standard"/>
      <text:p text:style-name="Standard">Bernard Stanek: Thank you, Good Afternoon.</text:p>
      <text:p text:style-name="Standard"/>
      <text:p text:style-name="Standard">Terry S.: Today is June 6<text:span text:style-name="T1">th</text:span> 2000, and were at the Veterans Welcome Center in Virginia to interview Col. Stanek. </text:p>
      <text:p text:style-name="Standard"/>
      <text:p text:style-name="Standard">Stanek: Yes Sir. </text:p>
      <text:p text:style-name="Standard"/>
      <text:p text:style-name="Standard">Terry S.: For the Veteran's History Project, my name is Terry Sewey, I'm a volenteer for the national D-Day memorial Foundation, Col. Stanek can you state your name and address for the record please.</text:p>
      <text:p text:style-name="Standard"/>
      <text:p text:style-name="Standard">Stanek: My name is Bernard J. Stanek 8423 Gardener's Fair Rd. In Hopkins, South Carolina. </text:p>
      <text:p text:style-name="Standard"/>
      <text:p text:style-name="Standard">Terry S.: and in what branch of military did you serve and what was your rank when you retired?</text:p>
      <text:p text:style-name="Standard"/>
      <text:p text:style-name="Standard">Stanek: I served in the... well, several places before the 8<text:span text:style-name="T1">th</text:span> Airforce, but the 8<text:span text:style-name="T1">th</text:span> Airforce is what your interested in. <text:s/>and I was with the 8<text:span text:style-name="T1">th</text:span> airforce in the 47<text:span text:style-name="T1">th</text:span> bomb group. <text:s/>I was an operations officer and commander of the 836<text:span text:style-name="T1">th</text:span> squadron. </text:p>
      <text:p text:style-name="Standard"/>
      <text:p text:style-name="Standard">Terry S.: Thank you sir, and where were you living when you entered the service?</text:p>
      <text:p text:style-name="Standard"/>
      <text:p text:style-name="Standard">Stanek: I was living in Wisconsin, at hillsbrough, off of a little farm my daddy owned, and that's where I was raised, I was there until I got to go to college, He saw to that. <text:s/>And the two years of college I had behind me qualified me for flying cadet. <text:s/></text:p>
      <text:p text:style-name="Standard"/>
      <text:p text:style-name="Standard">Terry S: When did you enter the service and why did you choose the branch that you chose?</text:p>
      <text:p text:style-name="Standard"/>
      <text:p text:style-name="Standard">Stanek: I always wanted to fly, and I chose it because it was available at that time, all I needed to do is find the area I need to go, so I went to the post office and I some found applications for navy and army cadet flying, so I chose the Army, I turned that in and in just a little while I had the answer. <text:s/>They wanted me to go to Muskoge, Oklahoma to start flying. <text:s/></text:p>
      <text:p text:style-name="Standard"/>
      <text:p text:style-name="Standard">Terry S: what time and date was that?</text:p>
      <text:p text:style-name="Standard"/>
      <text:p text:style-name="Standard">Stanek: I started flying on February the 11<text:span text:style-name="T1">th</text:span> so a day or two before that. <text:s/></text:p>
      <text:p text:style-name="Standard"/>
      <text:p text:style-name="Standard">Terry S: what year?</text:p>
      <text:p text:style-name="Standard"/>
      <text:p text:style-name="Standard">Stanek: 1941</text:p>
      <text:p text:style-name="Standard"/>
      <text:p text:style-name="Standard">Terry S: and when you left to head off to Oklahoma, did you leave behind a wife or girlfirend?</text:p>
      <text:p text:style-name="Standard"/>
      <text:p text:style-name="Standard">Stanek: No, not really, I was still single, a bachelor. </text:p>
      <text:p text:style-name="Standard"><text:soft-page-break/>Terry S: and did you undergo any special training, prepatory for D-Day...for the invasion.</text:p>
      <text:p text:style-name="Standard"/>
      <text:p text:style-name="Standard">Stanek: not really, it was an accumilation of lots of missions and we kinda knew what we were doing, a little more so then we did when we started. <text:s/></text:p>
      <text:p text:style-name="Standard"/>
      <text:p text:style-name="Standard">Terry S: What was your job assignment and what was your rank when you participated in the invasion?</text:p>
      <text:p text:style-name="Standard"/>
      <text:p text:style-name="Standard">Stanek: I was a Major and I was an aircraft leader of a squadron of 12 airplanes.</text:p>
      <text:p text:style-name="Standard"/>
      <text:p text:style-name="Standard">Terry S: During the time you were overseas how did you stay in touch with your family? </text:p>
      <text:p text:style-name="Standard"/>
      <text:p text:style-name="Standard">Stanek: only by letter.</text:p>
      <text:p text:style-name="Standard"/>
      <text:p text:style-name="Standard">Terry S: was there any special thing you did for luck?</text:p>
      <text:p text:style-name="Standard"/>
      <text:p text:style-name="Standard">Stanek: Well I don't know if you would call it luck but there was a little nut that was on a post near my airplane, and when I walked past that nut I said, “I'll see you when I get back”</text:p>
      <text:p text:style-name="Standard"/>
      <text:p text:style-name="Standard">Terry S: did you keep a personal diary when you were in the service?</text:p>
      <text:p text:style-name="Standard"/>
      <text:p text:style-name="Standard">Stanek: I did not, I should have but I didn't</text:p>
      <text:p text:style-name="Standard"/>
      <text:p text:style-name="Standard">Terry: did you have any other family members in the service at that time?</text:p>
      <text:p text:style-name="Standard"/>
      <text:p text:style-name="Standard">Stanek: no</text:p>
      <text:p text:style-name="Standard"/>
      <text:p text:style-name="Standard">Terry S: When did you receive word that you were going to Normandy to D-Day </text:p>
      <text:p text:style-name="Standard"/>
      <text:p text:style-name="Standard">Stanek: It had to be that morning, because, when we were assigned these missions they would come in by tele-type over night, when we got the briefing room, that's when we knew</text:p>
      <text:p text:style-name="Standard"/>
      <text:p text:style-name="Standard">Terry S: what was the mood of your troops, leading up to D-Day?</text:p>
      <text:p text:style-name="Standard"/>
      <text:p text:style-name="Standard">Stanek: it seemed to be very good, it was kind of jovial, there's always someone that's smarting off and it makes it a little easier to go. </text:p>
      <text:p text:style-name="Standard"/>
      <text:p text:style-name="Standard">Terry S: what do you recall, of your unit's arrival into combat, on D-Day?</text:p>
      <text:p text:style-name="Standard"/>
      <text:p text:style-name="Standard">Stanek: that's kind of hard to say, it was really good, I can't say that anyone refused to go, that's what really made me feel so good being in command of a few boys like that. <text:s/>They never ever gave me static about “oh this is awful, etc.” it was never like that it was always gung-ho to go and get this job done, is more than anything else I would hear</text:p>
      <text:p text:style-name="Standard"/>
      <text:p text:style-name="Standard">Terry S: what was your particular assignment that day and how did that work out during the day?</text:p>
      <text:p text:style-name="Standard"/>
      <text:p text:style-name="Standard">Stanek: this particular squadron of mine had to be the first one off the ground, in the 8<text:span text:style-name="T1">th</text:span> airforce. <text:s/>Our assignment was to assemble over our marker and as a squadron we flew towards Calle, France and Hitler was parked up there and as far as we knew he said, this is where we are going to invade, so we were called recon and as soon as the radar picked us up, flak did too and imediately I made a 180 and <text:soft-page-break/>we backed off of there and headed to another target that was assigned to us, it was a small bridge in a small town in front of the British, and that's all I can remember about that part <text:s/></text:p>
      <text:p text:style-name="Standard"/>
      <text:p text:style-name="Standard">Terry S: when you were headed to your first destination, and hit the flak did you lose any planes?</text:p>
      <text:p text:style-name="Standard"/>
      <text:p text:style-name="Standard">Stanek: no, no, they didn't even hit us, any of em, probably somebody shot too early, and I got my message, so I got out of there</text:p>
      <text:p text:style-name="Standard"/>
      <text:p text:style-name="Standard">Terry S: and then when you were down in Sherber (spelling?), what happened there?</text:p>
      <text:p text:style-name="Standard"/>
      <text:p text:style-name="Standard">Stanek: bout the usual, we were in flak, but we never lost an airplane, we had some damage but no more then that. <text:s/></text:p>
      <text:p text:style-name="Standard"/>
      <text:p text:style-name="Standard">Terry S: were you able to achive your objective that day?</text:p>
      <text:p text:style-name="Standard"/>
      <text:p text:style-name="Standard">Stanek: were not sure, at the altitude we bombed it was hard to tell, pictures were made of it but I never viewed those pictures, I should have but I didn't.</text:p>
      <text:p text:style-name="Standard"/>
      <text:p text:style-name="Standard">Terry S: after D-Day then, where did you go?</text:p>
      <text:p text:style-name="Standard"/>
      <text:p text:style-name="Standard">Stanek: well there were other assignments after that, our targete became strategic, that is what we were there for, but for the early part of this battle at Sherber, we were called in two times to bomb the German troops, if you recall, we got stalled out at St. Lowe, we just couldn't bust out of there, so they called upon the 8<text:span text:style-name="T1">th</text:span> airforce heavies to come in there and bomb the German troops. The first assignment, the American troops would have white sheets down to show em were they were and we were to bomb the German troops on the outside. <text:s/>The first wave of bombers was successful, the second wave had too much smoke over our troops and we killed about 250 of our own boys. <text:s/>The next day they changed the assignment and that was the day I flew, and we had to go to eastern end of that part and turn up the line and we ate those 88 flaks all the way to the point we dropped our bomb and they got a shower, but I made a move that saved my own boys. <text:s/>They would drop their bombs and peel out, 12 airplanes doing this, the flak was just so thick there I saw one go down and the other staggering in front of me. <text:s/>And the moment after we dropped our bombs I yelled out, “we're gonna start and stop, were gonna go 10 more seconds and then were gonna turn” and all the flak was to our right, we hardly got a scratch, a split decision, just like that helped us that much, I got accomidation for it but I didn't get any medals for it, or an increased salary or anything like that. <text:s/></text:p>
      <text:p text:style-name="Standard"/>
      <text:p text:style-name="Standard">Terry S: after your service in the invasion of D-Day and so on, where did you spend the rest of your career?</text:p>
      <text:p text:style-name="Standard"/>
      <text:p text:style-name="Standard">Stanek: well, we finished the war, I was in an outfit that flew the last mission with the 8<text:span text:style-name="T1">th</text:span> airforce and I was hit by 262's, if he had been sharp he would have blown me right out of the sky, those 22 inch cannons were blasting away all the way into my formation, it went right through it, didn't hit one airplane. <text:s/>How he missed us all is beyond me except he must have been a kid, because the Germans didn't have any more good pilots, and he just blew his way through it, hit nobody out of twelve airplanes, the great creator had to be there for us. <text:s/></text:p>
      <text:p text:style-name="Standard"/>
      <text:p text:style-name="Standard">Terry S: when were you discharged </text:p>
      <text:p text:style-name="Standard"/>
      <text:p text:style-name="Standard">Stanek: well I came from there on a special set of orders, I knew the war was over in Europe, so I was <text:soft-page-break/>heading home, and I got put on a set of orders called “Project Honey”, myself and the base commander were the only two officers on that a couple other Sergents, and we had hightened security on these orders, they saud to give these orders every where you stop and to give them a number to call, when we got to iceland, the operations officer got that number and called, and he told me, “you see that plane with the fins there, get on it”. <text:s/>Same thing happened in Maine and Popefield, when I got there. <text:s/>I said “this thing must be red hot”. <text:s/>But I was allowed to have a 30 day leave and the guy who wrote my leave said “get your ass out of here and get it started, were starting you right now on these 30 days” and I did. <text:s/>I managed to get back to Wisconsin to my parents and when we were there, the President, bless his flea-pickin' heart, he dropped the only two bombs that we had, the Japanese thought we had a truck load I guess, and they quit, so did never have to go to the Pacific.</text:p>
      <text:p text:style-name="Standard"/>
      <text:p text:style-name="Standard">Terry S: when were you discharged from service?</text:p>
      <text:p text:style-name="Standard"/>
      <text:p text:style-name="Standard">Stanek: I chose to go to the airlines so I removed myself and applied for a job, but a stayed in the service I never left the service, but I go out of active duty that way. <text:s/>The airlines never called me, so I used that time to get the rest of my education done so I graduated from Clemson University and became a consultant to the farmers of South Carolina. <text:s/></text:p>
      <text:p text:style-name="Standard"/>
      <text:p text:style-name="Standard">Terry S: do you now belong to any veterans organizations or do you attend any reunions of your unit?</text:p>
      <text:p text:style-name="Standard"/>
      <text:p text:style-name="Standard">Stanek: yes, we have had every year I've been going to my flight class reunion and bomber reunion and we have them all over the united states, it's wonderful, I belong to the history club there at Columbia and there's a pilot's organization that we belong to, i've been keeping up with all of the military. <text:s/></text:p>
      <text:p text:style-name="Standard"/>
      <text:p text:style-name="Standard">Terry S: how has the military service effected your life?</text:p>
      <text:p text:style-name="Standard"/>
      <text:p text:style-name="Standard">Stanek: I think it's been an asset, really, I believe I have become more sure of myself, it a way to really prove your capabilities and that helped, im sure, of course it was tough to see, I have see airplanes blow up I have seen guys in parachutes, he never got see the opening of his parachute, but I always had some one in my airplane watching, to count the guys on the planes as they went down. <text:s/>I had a really good relationship with the pilots of each of those crews and it made a difference, and when I go to thses reunions there is a lot of respect especially for what I did for the bomb group, I was never the big commander, I was one of the command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06:10</meta:creation-date>
    <meta:document-statistic meta:table-count="0" meta:image-count="0" meta:object-count="0" meta:page-count="4" meta:paragraph-count="58" meta:word-count="1959" meta:character-count="10001"/>
    <dc:date>2017-03-02T14:39:02</dc:date>
    <meta:editing-duration>PT7M29S</meta:editing-duration>
    <meta:editing-cycles>1</meta:editing-cycles>
    <meta:generator>OpenOffice.org/3.4.1$Unix OpenOffice.org_project/341m1$Build-9593</meta:generator>
  </office:meta>
</office:document-meta>
</file>